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1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5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96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HYMN #786</text:span></text:p>
            <text:p text:style-name="P1"><text:span text:style-name="T2">“</text:span><text:span text:style-name="T2">Lord of All Goo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4.638cm" svg:height="7.011cm" svg:x="1.524cm" svg:y="0.508cm">
          <draw:text-box>
            <text:p text:style-name="P1"><text:span text:style-name="T3">1. </text:span><text:span text:style-name="T4">Lord of all good,</text:span></text:p>
            <text:p text:style-name="P1"><text:span text:style-name="T4">our gifts we bring You now;</text:span></text:p>
            <text:p text:style-name="P1"><text:span text:style-name="T4">Use them Your holy purpose</text:span></text:p>
            <text:p text:style-name="P1"><text:span text:style-name="T4">to fulf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2" draw:layer="layout" svg:width="24.638cm" svg:height="7.667cm" svg:x="1.778cm" svg:y="0.508cm">
          <draw:text-box>
            <text:p text:style-name="P1"><text:span text:style-name="T2"><text:s/></text:span><text:span text:style-name="T4">Tokens of love and pledges</text:span></text:p>
            <text:p text:style-name="P1"><text:span text:style-name="T4">they shall be</text:span></text:p>
            <text:p text:style-name="P1"><text:span text:style-name="T4">That our whole life</text:span></text:p>
            <text:p text:style-name="P1"><text:span text:style-name="T4">is offered to Your w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5" draw:layer="layout" svg:width="25.4cm" svg:height="7.673cm" svg:x="1.524cm" svg:y="0.524cm">
          <draw:text-box>
            <text:p text:style-name="P1"><text:span text:style-name="T5">2. </text:span><text:span text:style-name="T4">We give our minds</text:span></text:p>
            <text:p text:style-name="P1"><text:span text:style-name="T4">to understand Your ways;</text:span></text:p>
            <text:p text:style-name="P1"><text:span text:style-name="T4">Hands, eyes, and voice</text:span></text:p>
            <text:p text:style-name="P1"><text:span text:style-name="T4">to serve Your great desig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5" draw:text-style-name="P5" draw:layer="layout" svg:width="25.4cm" svg:height="7.673cm" svg:x="1.431cm" svg:y="0.595cm">
          <draw:text-box>
            <text:p text:style-name="P1"><text:span text:style-name="T4">Hearts with the flame</text:span></text:p>
            <text:p text:style-name="P1"><text:span text:style-name="T4">of Your own love ablaze</text:span></text:p>
            <text:p text:style-name="P1"><text:span text:style-name="T4">Thus for Your glory</text:span></text:p>
            <text:p text:style-name="P1"><text:span text:style-name="T4">all our powers comb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6" draw:text-style-name="P4" draw:layer="layout" svg:width="24.638cm" svg:height="7.308cm" svg:x="1.774cm" svg:y="0.516cm">
          <draw:text-box>
            <text:p text:style-name="P1"><text:span text:style-name="T5">3. </text:span><text:span text:style-name="T4">We give our minds</text:span></text:p>
            <text:p text:style-name="P1"><text:span text:style-name="T4">to understand Your ways;</text:span></text:p>
            <text:p text:style-name="P1"><text:span text:style-name="T4">Father, whose bounty</text:span></text:p>
            <text:p text:style-name="P1"><text:span text:style-name="T4">all creation show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7" draw:text-style-name="P2" draw:layer="layout" svg:width="24.638cm" svg:height="13.214cm" svg:x="1.844cm" svg:y="0.61cm">
          <draw:text-box>
            <text:p text:style-name="P1"><text:span text:style-name="T4">Christ, by whose willing</text:span></text:p>
            <text:p text:style-name="P1"><text:span text:style-name="T4">sacrifice we live;</text:span></text:p>
            <text:p text:style-name="P1"><text:span text:style-name="T4">Spirit, from whom</text:span></text:p>
            <text:p text:style-name="P1"><text:span text:style-name="T4">all life in fullness flows:</text:span></text:p>
            <text:p text:style-name="P1"><text:span text:style-name="T2"><text:s/></text:span></text:p>
            <text:p><text:span text:style-name="T6"/></text:p>
            <text:p><text:span text:style-name="T6">Oxford University Press.</text:span></text:p>
            <text:p><text:span text:style-name="T6">Used by permission:</text:span></text:p>
            <text:p><text:span text:style-name="T6">LSB Hymn License </text:span></text:p>
            <text:p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20:05:41.508000000</meta:creation-date>
    <dc:date>2019-04-29T22:57:23.746000000</dc:date>
    <meta:editing-duration>PT21M9S</meta:editing-duration>
    <meta:editing-cycles>10</meta:editing-cycles>
    <meta:generator>LibreOffice/6.1.5.2$Windows_X86_64 LibreOffice_project/90f8dcf33c87b3705e78202e3df5142b201bd805</meta:generator>
    <meta:document-statistic meta:object-count="42"/>
  </office:meta>
</office:document-meta>
</file>